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cf6000" style:text-underline-style="none"/>
    </style:style>
    <style:style style:name="P2" style:family="paragraph" style:parent-style-name="Standard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cf6000" style:font-name="Times New Roman" fo:font-size="28pt" style:text-underline-style="solid" style:text-underline-width="auto" style:text-underline-color="font-color" style:font-size-asian="28pt" style:font-size-complex="28pt"/>
    </style:style>
    <style:style style:name="P3" style:family="paragraph" style:parent-style-name="Standard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cf6000" style:font-name="Times New Roman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cf6000" style:font-name="Times New Roman" fo:font-size="44pt" style:text-underline-style="none" fo:font-weight="bold" style:font-size-asian="44pt" style:font-weight-asian="bold" style:font-size-complex="44pt" style:font-weight-complex="bold"/>
    </style:style>
    <style:style style:name="P5" style:family="paragraph" style:parent-style-name="Standard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cf6000" style:font-name="Times New Roman"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00cc33" style:font-name="Times New Roman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000000" style:font-name="Times New Roman" fo:font-size="16pt" style:text-underline-style="none" style:font-size-asian="16pt" style:font-size-complex="16pt"/>
    </style:style>
    <style:style style:name="P8" style:family="paragraph" style:parent-style-name="Heading_20_2">
      <style:paragraph-properties fo:margin-left="0cm" fo:margin-right="0cm" fo:margin-top="0cm" fo:margin-bottom="0.397cm" fo:text-align="center" style:justify-single-word="false" fo:text-indent="0cm" style:auto-text-indent="false" fo:padding="0cm" fo:border="none"/>
      <style:text-properties style:font-name="Times New Roman" fo:font-size="18pt" fo:font-weight="bold"/>
    </style:style>
    <style:style style:name="P9" style:family="paragraph" style:parent-style-name="Heading_20_2">
      <style:paragraph-properties fo:margin-left="0cm" fo:margin-right="0cm" fo:margin-top="0cm" fo:margin-bottom="0.397cm" fo:text-align="center" style:justify-single-word="false" fo:text-indent="0cm" style:auto-text-indent="false" fo:padding="0cm" fo:border="none"/>
      <style:text-properties style:font-name="Times New Roman"/>
    </style:style>
    <style:style style:name="P10" style:family="paragraph" style:parent-style-name="Text_20_body">
      <style:paragraph-properties fo:margin-left="0cm" fo:margin-right="0cm" fo:margin-top="0cm" fo:margin-bottom="0.397cm" fo:text-align="center" style:justify-single-word="false" fo:text-indent="0cm" style:auto-text-indent="false" fo:padding="0cm" fo:border="none"/>
      <style:text-properties style:font-name="Times New Roman" fo:font-size="18pt" fo:font-weight="bold"/>
    </style:style>
    <style:style style:name="P11" style:family="paragraph" style:parent-style-name="Text_20_body">
      <style:paragraph-properties fo:margin-left="0cm" fo:margin-right="0cm" fo:margin-top="0cm" fo:margin-bottom="0cm" style:line-height-at-least="0.953cm" fo:text-align="start" style:justify-single-word="false" fo:text-indent="0cm" style:auto-text-indent="false" fo:padding="0cm" fo:border="none"/>
      <style:text-properties fo:color="#555555" style:font-name="Times New Roman"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e86c00" style:text-line-through-style="none" style:font-name="Times New Roman" style:text-underline-style="none" style:text-blinking="false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fo:color="#e86c00" style:text-line-through-style="none" style:font-name="Times New Roman" style:text-underline-style="none" style:text-blinking="false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fo:color="#e86c00" style:font-name="Times New Roman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fo:color="#555555" style:font-name="Times New Roman" fo:font-size="15pt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fo:color="#555555" style:text-line-through-style="none" style:font-name="Times New Roman" fo:font-size="15pt" style:text-underline-style="none" style:text-blinking="false"/>
    </style:style>
    <style:style style:name="P17" style:family="paragraph" style:parent-style-name="Text_20_body">
      <style:paragraph-properties fo:margin-left="0cm" fo:margin-right="0cm" fo:margin-top="0.079cm" fo:margin-bottom="0.529cm" fo:line-height="165%" fo:text-align="start" style:justify-single-word="false" fo:text-indent="0cm" style:auto-text-indent="false"/>
      <style:text-properties fo:color="#555555" style:font-name="Times New Roman" fo:font-size="15pt"/>
    </style:style>
    <style:style style:name="P18" style:family="paragraph" style:parent-style-name="Text_20_body">
      <style:paragraph-properties fo:margin-left="0cm" fo:margin-right="0cm" fo:margin-top="0.079cm" fo:margin-bottom="0.529cm" fo:line-height="165%" fo:text-align="center" style:justify-single-word="false" fo:text-indent="0cm" style:auto-text-indent="false"/>
      <style:text-properties fo:color="#555555" style:font-name="Times New Roman" fo:font-size="15pt"/>
    </style:style>
    <style:style style:name="P19" style:family="paragraph" style:parent-style-name="Heading_20_3">
      <style:text-properties style:font-name="inherit" fo:font-size="13.5pt" fo:font-weight="bold"/>
    </style:style>
    <style:style style:name="P20" style:family="paragraph" style:parent-style-name="Text_20_body">
      <style:paragraph-properties fo:text-align="center" style:justify-single-word="false"/>
      <style:text-properties fo:color="#555555" style:font-name="Times New Roman" fo:font-size="11.25pt"/>
    </style:style>
    <style:style style:name="P21" style:family="paragraph" style:parent-style-name="Text_20_body">
      <style:paragraph-properties fo:margin-top="0cm" fo:margin-bottom="0cm" style:line-height-at-least="0.953cm" fo:text-align="start" style:justify-single-word="false" fo:padding="0cm" fo:border="none"/>
      <style:text-properties fo:color="#555555" style:font-name="Times New Roman" fo:font-size="12pt" style:font-size-asian="12pt" style:font-size-complex="12pt"/>
    </style:style>
    <style:style style:name="P22" style:family="paragraph" style:parent-style-name="Text_20_body">
      <style:paragraph-properties fo:margin-top="0cm" fo:margin-bottom="0cm" fo:text-align="center" style:justify-single-word="false" fo:padding="0cm" fo:border="none"/>
      <style:text-properties fo:color="#e86c00" style:text-line-through-style="none" style:font-name="Times New Roman" style:text-underline-style="none" style:text-blinking="false"/>
    </style:style>
    <style:style style:name="P23" style:family="paragraph" style:parent-style-name="Text_20_body">
      <style:paragraph-properties fo:margin-top="0cm" fo:margin-bottom="0cm" style:line-height-at-least="0.953cm" fo:text-align="center" style:justify-single-word="false" fo:padding="0cm" fo:border="none"/>
      <style:text-properties fo:color="#00cc33" style:font-name="Times New Roman" fo:font-size="20pt" style:font-size-asian="20pt" style:font-size-complex="20pt"/>
    </style:style>
    <style:style style:name="P24" style:family="paragraph" style:parent-style-name="Text_20_body" style:master-page-name="">
      <style:paragraph-properties fo:margin-left="0.041cm" fo:margin-right="0cm" fo:margin-top="0.079cm" fo:margin-bottom="0.529cm" fo:line-height="165%" fo:text-align="center" style:justify-single-word="false" fo:text-indent="0cm" style:auto-text-indent="false" style:page-number="auto"/>
      <style:text-properties fo:color="#00cc33" style:font-name="Times New Roman" fo:font-size="20pt" style:font-size-asian="20pt" style:font-size-complex="20pt"/>
    </style:style>
    <style:style style:name="P25" style:family="paragraph" style:parent-style-name="Text_20_body">
      <style:paragraph-properties fo:text-align="center" style:justify-single-word="false" fo:padding="0cm" fo:border="none"/>
      <style:text-properties fo:color="#e86c00" style:text-line-through-style="none" style:font-name="Times New Roman" style:text-underline-style="none" style:text-blinking="false"/>
    </style:style>
    <style:style style:name="P26" style:family="paragraph" style:parent-style-name="Standard">
      <style:text-properties style:font-name="Times New Roman" fo:font-size="22pt" style:font-size-asian="22pt" style:font-size-complex="22pt"/>
    </style:style>
    <style:style style:name="P27" style:family="paragraph" style:parent-style-name="Standard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cf6000" style:text-underline-style="none"/>
    </style:style>
    <style:style style:name="P28" style:family="paragraph" style:parent-style-name="Standard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cf6000" style:font-name="Times New Roman" fo:font-size="22pt" style:text-underline-style="none" style:font-size-asian="22pt" style:font-size-complex="22pt"/>
    </style:style>
    <style:style style:name="P29" style:family="paragraph" style:parent-style-name="Standard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style:font-name="Times New Roman"/>
    </style:style>
    <style:style style:name="P30" style:family="paragraph" style:parent-style-name="Text_20_body" style:list-style-name="L1">
      <style:paragraph-properties fo:margin-top="0.079cm" fo:margin-bottom="0.529cm" fo:line-height="165%" fo:text-align="start" style:justify-single-word="false"/>
      <style:text-properties fo:color="#555555" style:font-name="Times New Roman" fo:font-size="12pt" style:font-size-asian="12pt" style:font-size-complex="12pt"/>
    </style:style>
    <style:style style:name="P31" style:family="paragraph" style:parent-style-name="Text_20_body" style:list-style-name="L1">
      <style:paragraph-properties fo:margin-top="0cm" fo:margin-bottom="0cm" style:line-height-at-least="0.953cm" fo:text-align="start" style:justify-single-word="false" fo:padding="0cm" fo:border="none"/>
      <style:text-properties fo:color="#555555" style:font-name="Times New Roman" fo:font-size="12pt" style:font-size-asian="12pt" style:font-size-complex="12pt"/>
    </style:style>
    <style:style style:name="P32" style:family="paragraph" style:parent-style-name="Text_20_body" style:list-style-name="L2">
      <style:paragraph-properties fo:margin-top="0cm" fo:margin-bottom="0cm" style:line-height-at-least="0.953cm" fo:text-align="start" style:justify-single-word="false" fo:padding="0cm" fo:border="none"/>
      <style:text-properties fo:color="#555555" style:font-name="Times New Roman" fo:font-size="12pt" style:font-size-asian="12pt" style:font-size-complex="12pt"/>
    </style:style>
    <style:style style:name="P33" style:family="paragraph" style:parent-style-name="Text_20_body" style:list-style-name="L3">
      <style:paragraph-properties fo:margin-top="0cm" fo:margin-bottom="0cm" style:line-height-at-least="0.953cm" fo:text-align="start" style:justify-single-word="false" fo:padding="0cm" fo:border="none"/>
      <style:text-properties fo:color="#555555" style:font-name="Times New Roman" fo:font-size="12pt" style:font-size-asian="12pt" style:font-size-complex="12pt"/>
    </style:style>
    <style:style style:name="P34" style:family="paragraph" style:parent-style-name="Text_20_body" style:list-style-name="L3">
      <style:paragraph-properties fo:margin-top="0cm" fo:margin-bottom="0cm" style:line-height-at-least="0.953cm" fo:text-align="start" style:justify-single-word="false" fo:padding="0cm" fo:border="none"/>
      <style:text-properties fo:color="#555555" style:font-name="Times New Roman" fo:font-size="15pt"/>
    </style:style>
    <style:style style:name="P35" style:family="paragraph" style:parent-style-name="Text_20_body" style:list-style-name="L3">
      <style:paragraph-properties fo:margin-top="0cm" fo:margin-bottom="0cm" style:line-height-at-least="0.953cm" fo:text-align="center" style:justify-single-word="false" fo:padding="0cm" fo:border="none"/>
      <style:text-properties style:font-name="Times New Roman"/>
    </style:style>
    <style:style style:name="P36" style:family="paragraph" style:parent-style-name="Text_20_body" style:list-style-name="L3">
      <style:paragraph-properties fo:margin-left="0cm" fo:margin-right="0cm" fo:margin-top="0cm" fo:margin-bottom="0cm" style:line-height-at-least="0.953cm" fo:text-align="start" style:justify-single-word="false" fo:text-indent="0cm" style:auto-text-indent="false" fo:padding="0cm" fo:border="none"/>
      <style:text-properties fo:color="#555555" style:font-name="Times New Roman" fo:font-size="15pt"/>
    </style:style>
    <style:style style:name="P37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fo:color="#00cc33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8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fo:color="#e86c00" style:font-name="Times New Roman"/>
    </style:style>
    <style:style style:name="P39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fo:color="#e86c00" style:font-name="Times New Roman" fo:font-size="36pt" style:font-size-asian="36pt" style:font-size-complex="36pt"/>
    </style:style>
    <style:style style:name="P40" style:family="paragraph" style:parent-style-name="Text_20_body" style:list-style-name="L4">
      <style:paragraph-properties fo:margin-left="0cm" fo:margin-right="0.291cm" fo:margin-top="0.106cm" fo:margin-bottom="0.106cm" fo:text-indent="0cm" style:auto-text-indent="false" fo:background-color="#f9f9f9" fo:padding="0.159cm" fo:border="0.002cm solid #dddddd">
        <style:background-image/>
      </style:paragraph-properties>
      <style:text-properties fo:color="#333333" style:text-line-through-style="none" style:font-name="Times New Roman" fo:font-size="12pt" style:text-underline-style="none" fo:font-weight="bold" style:text-blinking="false"/>
    </style:style>
    <style:style style:name="P41" style:family="paragraph" style:parent-style-name="Text_20_body" style:list-style-name="L4">
      <style:paragraph-properties fo:margin-left="0cm" fo:margin-right="0.291cm" fo:margin-top="0.106cm" fo:margin-bottom="0.106cm" fo:text-indent="0cm" style:auto-text-indent="false" fo:background-color="#f9f9f9" fo:padding="0.159cm" fo:border="0.002cm solid #dddddd">
        <style:background-image/>
      </style:paragraph-properties>
    </style:style>
    <style:style style:name="P42" style:family="paragraph" style:parent-style-name="Text_20_body" style:list-style-name="L4">
      <style:paragraph-properties fo:margin-left="0cm" fo:margin-right="0.318cm" fo:margin-top="0cm" fo:margin-bottom="0cm" style:line-height-at-least="0.529cm" fo:text-align="center" style:justify-single-word="false" fo:text-indent="0cm" style:auto-text-indent="false" fo:background-color="#f9f9f9" fo:padding-left="0.37cm" fo:padding-right="0.37cm" fo:padding-top="0.238cm" fo:padding-bottom="0.238cm" fo:border="0.035cm solid #000000">
        <style:background-image/>
      </style:paragraph-properties>
    </style:style>
    <style:style style:name="P43" style:family="paragraph" style:parent-style-name="Text_20_body" style:list-style-name="L4">
      <style:paragraph-properties fo:margin-left="0cm" fo:margin-right="0.318cm" fo:margin-top="0cm" fo:margin-bottom="0cm" style:line-height-at-least="0.529cm" fo:text-align="center" style:justify-single-word="false" fo:text-indent="0cm" style:auto-text-indent="false" fo:background-color="#f9f9f9" fo:padding-left="0.37cm" fo:padding-right="0.37cm" fo:padding-top="0.238cm" fo:padding-bottom="0.238cm" fo:border="0.035cm solid #000000">
        <style:background-image/>
      </style:paragraph-properties>
      <style:text-properties fo:color="#555555" fo:font-size="11.25pt"/>
    </style:style>
    <style:style style:name="T1" style:family="text">
      <style:text-properties fo:color="#e86c00" style:text-line-through-style="none" style:text-underline-style="none" style:text-blinking="false"/>
    </style:style>
    <style:style style:name="T2" style:family="text">
      <style:text-properties fo:color="#e86c00" style:text-line-through-style="none" style:font-name="Times New Roman" style:text-underline-style="none" style:text-blinking="false"/>
    </style:style>
    <style:style style:name="T3" style:family="text">
      <style:text-properties fo:color="#333333" style:text-line-through-style="none" style:font-name="Times New Roman" fo:font-size="12pt" style:text-underline-style="none" fo:font-weight="bold" style:text-blinking="false"/>
    </style:style>
    <style:style style:name="T4" style:family="text">
      <style:text-properties style:text-line-through-style="none" style:font-name="Times New Roman" fo:font-size="12pt" style:text-underline-style="none" fo:font-weight="bold" style:text-blinking="false"/>
    </style:style>
    <style:style style:name="T5" style:family="text">
      <style:text-properties style:text-line-through-style="none" style:text-underline-style="none" style:text-blinking="false"/>
    </style:style>
    <style:style style:name="T6" style:family="text">
      <style:text-properties fo:color="#555555" style:text-line-through-style="none" fo:font-size="15pt" style:text-underline-style="none" style:text-blinking="false"/>
    </style:style>
    <style:style style:name="T7" style:family="text">
      <style:text-properties fo:color="#555555" fo:font-size="15pt"/>
    </style:style>
    <style:style style:name="T8" style:family="text">
      <style:text-properties fo:color="#555555" fo:font-size="10pt" style:font-size-asian="10pt" style:font-size-complex="10pt"/>
    </style:style>
    <style:style style:name="T9" style:family="text">
      <style:text-properties fo:font-size="18pt" fo:font-weight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6pt" style:font-size-asian="16pt" style:font-size-complex="16pt"/>
    </style:style>
    <style:style style:name="T12" style:family="text">
      <style:text-properties fo:color="#00cc33" fo:font-size="20pt" style:font-size-asian="20pt" style:font-size-complex="20pt"/>
    </style:style>
    <style:style style:name="T13" style:family="text">
      <style:text-properties fo:color="#00cc3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00cc33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cf6000" fo:font-size="22pt" style:text-underline-style="none" style:font-size-asian="22pt" style:font-size-complex="2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hniški krožek Bovec</text:p>
      <text:p text:style-name="P6">Enostaven hodeči robot</text:p>
      <text:p text:style-name="P4"><draw:a xlink:type="simple" xlink:href="https://content.instructables.com/FYC/YHBR/KVXTMZLN/FYCYHBRKVXTMZLN.jpg?auto=webp&amp;frame=1&amp;width=1024&amp;height=1024&amp;fit=bounds&amp;md=966166957e3d3ac97eceed6c27b93d08"><draw:frame draw:style-name="fr2" draw:name="grafika20" text:anchor-type="as-char" svg:width="20.452cm" svg:height="12.024cm" draw:z-index="6"><draw:image xlink:href="https://content.instructables.com/FYC/YHBR/KVXTMZLN/FYCYHBRKVXTMZLN.jpg?auto=webp&amp;frame=1&amp;width=1024&amp;height=1024&amp;fit=bounds&amp;md=966166957e3d3ac97eceed6c27b93d08" xlink:type="simple" xlink:show="embed" xlink:actuate="onLoad"/></draw:frame></draw:a></text:p>
      <text:p text:style-name="P1"><text:soft-page-break/><text:span text:style-name="T11"><text:s/></text:span></text:p>
      <text:p text:style-name="P1"><text:span text:style-name="T11"/></text:p>
      <text:p text:style-name="P5"/>
      <text:p text:style-name="P7">Za izdelavo potrebujemo nekaj sestavnih delov in orodja:</text:p>
      <text:p text:style-name="P3"><text:soft-page-break/><draw:a xlink:type="simple" xlink:href="https://content.instructables.com/FGF/TEKK/KVXTMZKG/FGFTEKKKVXTMZKG.jpg?auto=webp&amp;frame=1&amp;width=1024&amp;height=1024&amp;fit=bounds"><draw:frame draw:style-name="fr2" draw:name="grafika1" text:anchor-type="as-char" svg:width="22.027cm" svg:height="13.457cm" draw:z-index="7"><draw:image xlink:href="https://content.instructables.com/FGF/TEKK/KVXTMZKG/FGFTEKKKVXTMZKG.jpg?auto=webp&amp;frame=1&amp;width=933&amp;height=1024&amp;fit=bounds" xlink:type="simple" xlink:show="embed" xlink:actuate="onLoad"/></draw:frame></draw:a></text:p>
      <text:p text:style-name="P3"/>
      <text:p text:style-name="P24">Sestavni deli : </text:p>
      <text:list xml:id="list8321109433224116014" text:style-name="L1">
        <text:list-item>
          <text:p text:style-name="P30"><text:soft-page-break/>1 kos TT motor (elektro motor z reduktorjem)</text:p>
        </text:list-item>
        <text:list-item>
          <text:p text:style-name="P30">1kos Škatla za baterije AA (s stikalom)</text:p>
        </text:list-item>
        <text:list-item>
          <text:p text:style-name="P30">1kos AA baterija</text:p>
        </text:list-item>
        <text:list-item>
          <text:p text:style-name="P31">Električna žica: 100 mm</text:p>
        </text:list-item>
        <text:list-item>
          <text:p text:style-name="P31">2kos Lesena paličica za sladoled ali žlička za kavo</text:p>
        </text:list-item>
        <text:list-item>
          <text:p text:style-name="P31">1kos Okrogla palica premera 2,5-3mm dolžike 37mm</text:p>
        </text:list-item>
        <text:list-item>
          <text:p text:style-name="P31">12 kos Navojni vijak ali lesni vijak (premer 2 mm, dolžina 6 mm) </text:p>
        </text:list-item>
        <text:list-item>
          <text:p text:style-name="P31">Debel dvostranski trak</text:p>
        </text:list-item>
      </text:list>
      <text:p text:style-name="P11"/>
      <text:p text:style-name="P21"><text:s text:c="7"/>3D natisnjeni deli</text:p>
      <text:list xml:id="list7794926676718723238" text:style-name="L2">
        <text:list-item>
          <text:p text:style-name="P32">2kos Noga-</text:p>
        </text:list-item>
        <text:list-item>
          <text:p text:style-name="P32">2kos Ročica motorja </text:p>
        </text:list-item>
        <text:list-item>
          <text:p text:style-name="P32"><text:s/>2kos Prostavrteča ročica</text:p>
        </text:list-item>
      </text:list>
      <text:list xml:id="list1252201986286156451" text:style-name="L3">
        <text:list-header>
          <text:p text:style-name="P33"/>
          <text:p text:style-name="P35"><text:span text:style-name="T8"><text:s/></text:span><text:span text:style-name="T12">Ročno orodje </text:span></text:p>
        </text:list-header>
      </text:list>
      <text:p text:style-name="P23"/>
      <text:list xml:id="list34367478" text:continue-numbering="true" text:style-name="L3">
        <text:list-item>
          <text:list>
            <text:list-item>
              <text:p text:style-name="P36"><text:soft-page-break/>3D tiskalnik</text:p>
            </text:list-item>
            <text:list-item>
              <text:p text:style-name="P36">Vrtalnik</text:p>
            </text:list-item>
            <text:list-item>
              <text:p text:style-name="P34">Žagica</text:p>
            </text:list-item>
            <text:list-item>
              <text:p text:style-name="P34">Izvijač</text:p>
            </text:list-item>
            <text:list-item>
              <text:p text:style-name="P34">Spajkalnik</text:p>
            </text:list-item>
          </text:list>
        </text:list-item>
      </text:list>
      <text:list xml:id="list5974530995591891390" text:style-name="L4">
        <text:list-header>
          <text:p text:style-name="P40"/>
        </text:list-header>
      </text:list>
      <text:p text:style-name="P20"/>
      <text:h text:style-name="P9" text:outline-level="2"><text:soft-page-break/><text:span text:style-name="T9">1. korak: Natisnimo 3D model</text:span><text:span text:style-name="T1"><draw:a xlink:type="simple" xlink:href="https://content.instructables.com/FZ9/TBE9/KVXTMZGS/FZ9TBE9KVXTMZGS.jpg?auto=webp&amp;frame=1&amp;width=1024&amp;height=1024&amp;fit=bounds&amp;md=035c389071b1afc347430158ced3acf4"><draw:frame draw:style-name="fr3" draw:name="grafika5" text:anchor-type="as-char" svg:width="19.879cm" svg:height="9.97cm" draw:z-index="10"><draw:image xlink:href="https://content.instructables.com/FZ9/TBE9/KVXTMZGS/FZ9TBE9KVXTMZGS.jpg?auto=webp&amp;frame=1&amp;width=1024&amp;height=1024&amp;fit=bounds&amp;md=035c389071b1afc347430158ced3acf4" xlink:type="simple" xlink:show="embed" xlink:actuate="onLoad"/></draw:frame></draw:a></text:span></text:h>
      <text:p text:style-name="P15">Naložite 3D model in ga natisnite.</text:p>
      <text:p text:style-name="P17">Material: PLA ali katerikoli</text:p>
      <text:p text:style-name="P17">Ločljivost: 0,3 mm ali manj</text:p>
      <text:p text:style-name="P20"/>
      <text:p text:style-name="P20"/>
      <text:list xml:id="list34336614" text:continue-numbering="true" text:style-name="L4">
        <text:list-item>
          <text:p text:style-name="P41"><draw:frame draw:style-name="fr1" draw:name="Okvir1" text:anchor-type="char" svg:width="0.041cm" draw:z-index="5"><draw:text-box fo:min-height="0.041cm"><text:h text:style-name="P19" text:outline-level="3">priloge</text:h></draw:text-box></draw:frame><text:soft-page-break/><text:span text:style-name="T2"><draw:a xlink:type="simple" xlink:href="https://content.instructables.com/FP3/AF2F/KVXTN023/FP3AF2FKVXTN023.stl"><draw:frame draw:style-name="fr3" draw:name="grafika2" text:anchor-type="as-char" svg:width="1.341cm" svg:height="1.341cm" draw:z-index="11"><draw:image xlink:href="https://content.instructables.com/FXW/65SA/KVXTLNC1/FXW65SAKVXTLNC1.png?auto=webp&amp;frame=1" xlink:type="simple" xlink:show="embed" xlink:actuate="onLoad"/><svg:title>prenesi {{ file.name }}</svg:title></draw:frame></draw:a></text:span><text:a xlink:type="simple" xlink:href="https://content.instructables.com/FP3/AF2F/KVXTN023/FP3AF2FKVXTN023.stl" text:style-name="Internet_20_link" text:visited-style-name="Visited_20_Internet_20_Link"><text:span text:style-name="T3">aruku_ashi v3.stl</text:span></text:a></text:p>
          <text:p text:style-name="P42"><text:a xlink:type="simple" xlink:href="https://content.instructables.com/FP3/AF2F/KVXTN023/FP3AF2FKVXTN023.stl" text:style-name="Internet_20_link" text:visited-style-name="Visited_20_Internet_20_Link"><text:span text:style-name="T10">Prenesi</text:span></text:a><text:span text:style-name="T4">Ogled v 3D</text:span></text:p>
        </text:list-item>
        <text:list-item>
          <text:p text:style-name="P41"><text:span text:style-name="T2"><draw:a xlink:type="simple" xlink:href="https://content.instructables.com/FR7/LTLM/KVXTN024/FR7LTLMKVXTN024.stl"><draw:frame draw:style-name="fr3" draw:name="grafika3" text:anchor-type="as-char" svg:width="1.341cm" svg:height="1.341cm" draw:z-index="12"><draw:image xlink:href="https://content.instructables.com/F6B/ZKWJ/KVXTMUSY/F6BZKWJKVXTMUSY.png?auto=webp&amp;frame=1" xlink:type="simple" xlink:show="embed" xlink:actuate="onLoad"/><svg:title>prenesi {{ file.name }}</svg:title></draw:frame></draw:a></text:span><text:a xlink:type="simple" xlink:href="https://content.instructables.com/FR7/LTLM/KVXTN024/FR7LTLMKVXTN024.stl" text:style-name="Internet_20_link" text:visited-style-name="Visited_20_Internet_20_Link"><text:span text:style-name="T3">Aruku_link_free_grip v1.stl</text:span></text:a></text:p>
          <text:p text:style-name="P42"><text:a xlink:type="simple" xlink:href="https://content.instructables.com/FR7/LTLM/KVXTN024/FR7LTLMKVXTN024.stl" text:style-name="Internet_20_link" text:visited-style-name="Visited_20_Internet_20_Link"><text:span text:style-name="T10">Prenesi</text:span></text:a><text:span text:style-name="T4">Ogled v 3D</text:span></text:p>
        </text:list-item>
        <text:list-item>
          <text:p text:style-name="P41"><text:span text:style-name="T2"><draw:a xlink:type="simple" xlink:href="https://content.instructables.com/FOL/XZR9/KVXTN025/FOLXZR9KVXTN025.stl"><draw:frame draw:style-name="fr3" draw:name="grafika4" text:anchor-type="as-char" svg:width="1.341cm" svg:height="1.341cm" draw:z-index="13"><draw:image xlink:href="https://content.instructables.com/FWL/A5ED/KVXTLNC0/FWLA5EDKVXTLNC0.png?auto=webp&amp;frame=1" xlink:type="simple" xlink:show="embed" xlink:actuate="onLoad"/><svg:title>prenesi {{ file.name }}</svg:title></draw:frame></draw:a></text:span><text:a xlink:type="simple" xlink:href="https://content.instructables.com/FOL/XZR9/KVXTN025/FOLXZR9KVXTN025.stl" text:style-name="Internet_20_link" text:visited-style-name="Visited_20_Internet_20_Link"><text:span text:style-name="T3">Aruku_link_motor_60deg v1.stl</text:span></text:a></text:p>
          <text:p text:style-name="P43"><text:a xlink:type="simple" xlink:href="https://content.instructables.com/FOL/XZR9/KVXTN025/FOLXZR9KVXTN025.stl" text:style-name="Internet_20_link" text:visited-style-name="Visited_20_Internet_20_Link"><text:span text:style-name="T10">Prenesi</text:span></text:a><text:span text:style-name="T4">Ogled v 3D</text:span></text:p>
        </text:list-item>
      </text:list>
      <text:h text:style-name="P8" text:outline-level="2"><text:soft-page-break/>2. korak: Odrežimo okroglo palico</text:h>
      <text:p text:style-name="P13"><draw:a xlink:type="simple" xlink:href="https://content.instructables.com/FZ4/EI06/KVXTMZGT/FZ4EI06KVXTMZGT.jpg?auto=webp&amp;frame=1&amp;width=1024&amp;height=1024&amp;fit=bounds&amp;md=9195277523219c2c5dc71e85e75a1e4e"><draw:frame draw:style-name="fr3" draw:name="grafika6" text:anchor-type="as-char" svg:width="21.325cm" svg:height="12.375cm" draw:z-index="14"><draw:image xlink:href="https://content.instructables.com/FZ4/EI06/KVXTMZGT/FZ4EI06KVXTMZGT.jpg?auto=webp&amp;frame=1&amp;width=1024&amp;height=1024&amp;fit=bounds&amp;md=9195277523219c2c5dc71e85e75a1e4e" xlink:type="simple" xlink:show="embed" xlink:actuate="onLoad"/></draw:frame></draw:a></text:p>
      <text:p text:style-name="P16"/>
      <text:p text:style-name="P15">Odrežite okroglo palico (premer: 2,5-3 mm) na dolžino 37 mm.</text:p>
      <text:p text:style-name="P20"/>
      <text:h text:style-name="P8" text:outline-level="2"><text:soft-page-break/>3. korak: Sladoledna palčka - noga</text:h>
      <text:p text:style-name="P13"><draw:a xlink:type="simple" xlink:href="https://content.instructables.com/FRQ/2WM9/KVXTMZGU/FRQ2WM9KVXTMZGU.jpg?auto=webp&amp;frame=1&amp;width=1024&amp;height=1024&amp;fit=bounds&amp;md=16029dd25175590b448b4c3509540b62"><draw:frame draw:style-name="fr2" draw:name="grafika7" text:anchor-type="as-char" svg:width="25.624cm" svg:height="14.289cm" draw:z-index="0"><draw:image xlink:href="https://content.instructables.com/FRQ/2WM9/KVXTMZGU/FRQ2WM9KVXTMZGU.jpg?auto=webp&amp;frame=1&amp;width=1024&amp;height=1024&amp;fit=bounds&amp;md=16029dd25175590b448b4c3509540b62" xlink:type="simple" xlink:show="embed" xlink:actuate="onLoad"/><svg:title>Ledena palica</svg:title></draw:frame></draw:a></text:p>
      <text:p text:style-name="P18"/>
      <text:p text:style-name="P18"><text:soft-page-break/></text:p>
      <text:p text:style-name="P18"/>
      <text:p text:style-name="P18">V sladoledno palčko naredite 2 mm luknje in odrežite višek. </text:p>
      <text:p text:style-name="P18">Luknjice morate naredite na povsem enakem mestu.</text:p>
      <text:p text:style-name="P18"><text:s/>To napravite tako, da dve palčki položite eno na drugo</text:p>
      <text:p text:style-name="P18"><text:s/>in <text:s/>ju pritrdite s trakom, nato pa izvrtate luknje.</text:p>
      <text:p text:style-name="P18">Vijak se mora prosto vrteti v luknji.</text:p>
      <text:p text:style-name="P18">Če se zdi, da je vrtenje tesno, rahlo razširite luknje.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h text:style-name="P8" text:outline-level="2">4. korak: Baterijska škatla in motorna enota TT</text:h>
      <text:p text:style-name="P10"/>
      <text:p text:style-name="P13"><draw:a xlink:type="simple" xlink:href="https://content.instructables.com/FYP/G9G9/KVXTMZGV/FYPG9G9KVXTMZGV.jpg?auto=webp&amp;frame=1&amp;width=1024&amp;fit=bounds&amp;md=3726bf0a6097de39bfe8e769b587c0b8"><draw:frame draw:style-name="fr3" draw:name="grafika8" text:anchor-type="as-char" svg:width="22.442cm" svg:height="10.322cm" draw:z-index="15"><draw:image xlink:href="https://content.instructables.com/FYP/G9G9/KVXTMZGV/FYPG9G9KVXTMZGV.jpg?auto=webp&amp;frame=1&amp;width=1024&amp;fit=bounds&amp;md=3726bf0a6097de39bfe8e769b587c0b8" xlink:type="simple" xlink:show="embed" xlink:actuate="onLoad"/></draw:frame></draw:a></text:p>
      <text:p text:style-name="P15"/>
      <text:p text:style-name="P15">Pritrdite škatlo za baterije na motorno enoto TT.</text:p>
      <text:p text:style-name="P18">Ker površina motorne enote ni ravna, uporabite debel dvostranski lepilni trak.</text:p>
      <text:p text:style-name="P20"><text:soft-page-break/></text:p>
      <text:h text:style-name="P8" text:outline-level="2">5. korak: Prispajkajte žice</text:h>
      <text:p text:style-name="P10"/>
      <text:p text:style-name="P13"><draw:a xlink:type="simple" xlink:href="https://content.instructables.com/FYA/W5HV/KVXTMZGW/FYAW5HVKVXTMZGW.jpg?auto=webp&amp;frame=1&amp;width=1024&amp;fit=bounds&amp;md=3726bf0a6097de39bfe8e769b587c0b8"><draw:frame draw:style-name="fr3" draw:name="grafika9" text:anchor-type="as-char" svg:width="20.292cm" svg:height="10.236cm" draw:z-index="16"><draw:image xlink:href="https://content.instructables.com/FYA/W5HV/KVXTMZGW/FYAW5HVKVXTMZGW.jpg?auto=webp&amp;frame=1&amp;width=1024&amp;fit=bounds&amp;md=3726bf0a6097de39bfe8e769b587c0b8" xlink:type="simple" xlink:show="embed" xlink:actuate="onLoad"/></draw:frame></draw:a></text:p>
      <text:p text:style-name="P15">Prispajkajte žico na baterijsko škatlo.</text:p>
      <text:p text:style-name="P15">Zaradi lastnosti robota je važna smer vrtenja motorja.</text:p>
      <text:p text:style-name="P15">Če želite določiti smer vrtenja, začasno pritrdite žico, preverite smer vrtenja ter po potrebi zamenjajte žici</text:p>
      <text:p text:style-name="P15">in šele nato spajkajte žice na motor. Če želimo lahko dodamo tudi stikalo za vklop. </text:p>
      <text:p text:style-name="P20"><text:soft-page-break/></text:p>
      <text:h text:style-name="P8" text:outline-level="2">6. korak: <text:s/>Sestavimo pogonske ročice</text:h>
      <text:p text:style-name="P10"/>
      <text:p text:style-name="P12"><draw:a xlink:type="simple" xlink:href="https://content.instructables.com/FJ2/N7PJ/KVXTMZGX/FJ2N7PJKVXTMZGX.jpg?auto=webp&amp;frame=1&amp;width=1024&amp;height=1024&amp;fit=bounds&amp;md=4eec52a44f04a6f97013d7bc24e4d93e"><draw:frame draw:style-name="fr3" draw:name="grafika10" text:anchor-type="as-char" svg:width="21.008cm" svg:height="12.596cm" draw:z-index="1"><draw:image xlink:href="https://content.instructables.com/FJ2/N7PJ/KVXTMZGX/FJ2N7PJKVXTMZGX.jpg?auto=webp&amp;frame=1&amp;crop=3:2&amp;width=800&amp;height=1024&amp;fit=bounds&amp;md=4eec52a44f04a6f97013d7bc24e4d93e" xlink:type="simple" xlink:show="embed" xlink:actuate="onLoad"/></draw:frame></draw:a><text:soft-page-break/><draw:a xlink:type="simple" xlink:href="https://content.instructables.com/FSL/1MGS/KVXTMZGY/FSL1MGSKVXTMZGY.jpg?auto=webp&amp;frame=1&amp;width=1024&amp;height=1024&amp;fit=bounds&amp;md=9cc20a9b2ce75f88ab20a63f5cf329e2"><draw:frame draw:style-name="fr2" draw:name="grafika11" text:anchor-type="as-char" svg:width="11.389cm" svg:height="7.468cm" draw:z-index="17"><draw:image xlink:href="https://content.instructables.com/FSL/1MGS/KVXTMZGY/FSL1MGSKVXTMZGY.jpg?auto=webp&amp;frame=1&amp;crop=3:2&amp;width=400&amp;height=1024&amp;fit=bounds&amp;md=9cc20a9b2ce75f88ab20a63f5cf329e2" xlink:type="simple" xlink:show="embed" xlink:actuate="onLoad"/></draw:frame></draw:a> <draw:a xlink:type="simple" xlink:href="https://content.instructables.com/FYA/157H/KVXTMZH0/FYA157HKVXTMZH0.jpg?auto=webp&amp;frame=1&amp;width=1024&amp;height=1024&amp;fit=bounds&amp;md=8b97d2737c591d559ca8f64807ec3ca6"><draw:frame draw:style-name="fr2" draw:name="grafika12" text:anchor-type="as-char" svg:width="10.592cm" svg:height="7.438cm" draw:z-index="18"><draw:image xlink:href="https://content.instructables.com/FYA/157H/KVXTMZH0/FYA157HKVXTMZH0.jpg?auto=webp&amp;frame=1&amp;crop=3:2&amp;width=400&amp;height=1024&amp;fit=bounds&amp;md=8b97d2737c591d559ca8f64807ec3ca6" xlink:type="simple" xlink:show="embed" xlink:actuate="onLoad"/></draw:frame></draw:a></text:p>
      <text:p text:style-name="P22"/>
      <text:p text:style-name="P18">Pritrdite ročico na izhodno gred motorja. Gred motorne enote TT je na dveh straneh poravnana.</text:p>
      <text:p text:style-name="P18">Ker je tudi ročica izdelana v tej obliki, se sila prenaša brez zdrsa gredi. </text:p>
      <text:p text:style-name="P18">Z zategovanjem vijakov tako lahko trdno primete gred.</text:p>
      <text:p text:style-name="P18">Na enak način namestite ročico na drugo stran.</text:p>
      <text:p text:style-name="P18">Ročice morajo biti nameščene, da je kot med njimi 120 stopinj.</text:p>
      <text:h text:style-name="P8" text:outline-level="2"><text:soft-page-break/>7. korak: Prosta vrtljiva gred 1</text:h>
      <text:p text:style-name="P12"><draw:a xlink:type="simple" xlink:href="https://content.instructables.com/FP5/V16M/KVXTMZH1/FP5V16MKVXTMZH1.jpg?auto=webp&amp;frame=1&amp;width=1024&amp;height=1024&amp;fit=bounds&amp;md=3d08b2002daa5bc85843929460ff8aa3"><draw:frame draw:style-name="fr3" draw:name="grafika13" text:anchor-type="as-char" svg:width="17.374cm" svg:height="11.58cm" draw:z-index="2"><draw:image xlink:href="https://content.instructables.com/FP5/V16M/KVXTMZH1/FP5V16MKVXTMZH1.jpg?auto=webp&amp;frame=1&amp;crop=3:2&amp;width=800&amp;height=1024&amp;fit=bounds&amp;md=3d08b2002daa5bc85843929460ff8aa3" xlink:type="simple" xlink:show="embed" xlink:actuate="onLoad"/><svg:title>Prosta rotacijska gred 1</svg:title></draw:frame></draw:a></text:p>
      <text:p text:style-name="P22"><text:soft-page-break/><draw:a xlink:type="simple" xlink:href="https://content.instructables.com/F5E/4XY5/KVXTMZH2/F5E4XY5KVXTMZH2.jpg?auto=webp&amp;frame=1&amp;width=1024&amp;height=1024&amp;fit=bounds&amp;md=434f323fca8599e577dcdbdb94c9ba5c"><draw:frame draw:style-name="fr2" draw:name="grafika14" text:anchor-type="as-char" svg:width="12.236cm" svg:height="8.721cm" draw:z-index="3"><draw:image xlink:href="https://content.instructables.com/F5E/4XY5/KVXTMZH2/F5E4XY5KVXTMZH2.jpg?auto=webp&amp;frame=1&amp;crop=3:2&amp;width=400&amp;height=1024&amp;fit=bounds&amp;md=434f323fca8599e577dcdbdb94c9ba5c" xlink:type="simple" xlink:show="embed" xlink:actuate="onLoad"/><svg:title>Prosta rotacijska gred 1</svg:title></draw:frame></draw:a> <text:s text:c="5"/><draw:a xlink:type="simple" xlink:href="https://content.instructables.com/F87/QRE5/KVXTMZH3/F87QRE5KVXTMZH3.jpg?auto=webp&amp;frame=1&amp;width=1024&amp;height=1024&amp;fit=bounds&amp;md=e72148b07298092bc261a752a81ba0ac"><draw:frame draw:style-name="fr2" draw:name="grafika15" text:anchor-type="as-char" svg:width="12.084cm" svg:height="8.726cm" draw:z-index="19"><draw:image xlink:href="https://content.instructables.com/F87/QRE5/KVXTMZH3/F87QRE5KVXTMZH3.jpg?auto=webp&amp;frame=1&amp;crop=3:2&amp;width=400&amp;height=1024&amp;fit=bounds&amp;md=e72148b07298092bc261a752a81ba0ac" xlink:type="simple" xlink:show="embed" xlink:actuate="onLoad"/></draw:frame></draw:a></text:p>
      <text:p text:style-name="P22"/>
      <text:p text:style-name="P18"/>
      <text:p text:style-name="P18">Najprej vstavite odrezano leseno palico v luknjo TT motorja.</text:p>
      <text:p text:style-name="P18">Pritrdite ročico gredi za prosto vrtenje na leseno palico. Ročice še ne nameščajte na drugo stran.</text:p>
      <text:p text:style-name="P18">Sladoledno palčko (nogo) pritrdite le na eno stran !</text:p>
      <text:p text:style-name="P20"/>
      <text:h text:style-name="P8" text:outline-level="2"><text:soft-page-break/>8. korak: Prosto vrtljiva gred 2</text:h>
      <text:p text:style-name="P12"><draw:a xlink:type="simple" xlink:href="https://content.instructables.com/FP6/QH5E/KVXTMZH4/FP6QH5EKVXTMZH4.jpg?auto=webp&amp;frame=1&amp;width=1024&amp;height=1024&amp;fit=bounds&amp;md=d20f5b8f5c665468c70dae821d2576b9"><draw:frame draw:style-name="fr2" draw:name="grafika16" text:anchor-type="as-char" svg:width="18.978cm" svg:height="14.672cm" draw:z-index="4"><draw:image xlink:href="https://content.instructables.com/FP6/QH5E/KVXTMZH4/FP6QH5EKVXTMZH4.jpg?auto=webp&amp;frame=1&amp;crop=3:2&amp;width=600&amp;height=1024&amp;fit=bounds&amp;md=d20f5b8f5c665468c70dae821d2576b9" xlink:type="simple" xlink:show="embed" xlink:actuate="onLoad"/><svg:title>Prosta rotacijska gred 2</svg:title></draw:frame></draw:a></text:p>
      <text:p text:style-name="P25"><text:soft-page-break/><draw:a xlink:type="simple" xlink:href="https://content.instructables.com/FXM/R5IH/KVXTMZIB/FXMR5IHKVXTMZIB.png?auto=webp&amp;frame=1&amp;width=1024&amp;fit=bounds&amp;md=a1b344fdc39825683e03bb5ec4027143"><draw:frame draw:style-name="fr3" draw:name="grafika17" text:anchor-type="as-char" svg:width="15.669cm" svg:height="11.176cm" draw:z-index="9"><draw:image xlink:href="https://content.instructables.com/FXM/R5IH/KVXTMZIB/FXMR5IHKVXTMZIB.png?auto=webp&amp;frame=1&amp;crop=3:2&amp;width=600&amp;fit=bounds&amp;md=a1b344fdc39825683e03bb5ec4027143" xlink:type="simple" xlink:show="embed" xlink:actuate="onLoad"/><svg:title>Prosta rotacijska gred 2</svg:title></draw:frame></draw:a></text:p>
      <text:p text:style-name="P18">Privijte sladoledno palčko (nogo) tudi na drugo stran</text:p>
      <text:p text:style-name="P18"><text:s/>v obe ročici, preden pritrdite ročično gred.</text:p>
      <text:p text:style-name="P18">Po nastavitvi kota druge sladoledne paličke (noge) pritrdite ročično gred.</text:p>
      <text:p text:style-name="P20"/>
      <text:h text:style-name="P8" text:outline-level="2"><text:soft-page-break/>9. korak: Pritrdite stopali</text:h>
      <text:p text:style-name="P13"><draw:a xlink:type="simple" xlink:href="https://content.instructables.com/F01/YYEG/KVXTMZJI/F01YYEGKVXTMZJI.jpg?auto=webp&amp;frame=1&amp;width=1024&amp;height=1024&amp;fit=bounds&amp;md=9897127d16326325290aa6e23dc65635"><draw:frame draw:style-name="fr3" draw:name="grafika18" text:anchor-type="as-char" svg:width="23.31cm" svg:height="10.915cm" draw:z-index="8"><draw:image xlink:href="https://content.instructables.com/F01/YYEG/KVXTMZJI/F01YYEGKVXTMZJI.jpg?auto=webp&amp;frame=1&amp;width=1024&amp;height=1024&amp;fit=bounds&amp;md=9897127d16326325290aa6e23dc65635" xlink:type="simple" xlink:show="embed" xlink:actuate="onLoad"/></draw:frame></draw:a></text:p>
      <text:p text:style-name="P16"/>
      <text:p text:style-name="P14"><text:span text:style-name="T6">N</text:span><text:span text:style-name="T7">a koncu z vijaki pritrdite stopali</text:span></text:p>
      <text:p text:style-name="P20"/>
      <text:h text:style-name="P8" text:outline-level="2"><text:soft-page-break/>10. korak: Dokončano!</text:h>
      <text:p text:style-name="P14"><text:span text:style-name="T5"><draw:a xlink:type="simple" xlink:href="https://content.instructables.com/FYC/YHBR/KVXTMZLN/FYCYHBRKVXTMZLN.jpg?auto=webp&amp;frame=1&amp;width=1024&amp;height=1024&amp;fit=bounds&amp;md=966166957e3d3ac97eceed6c27b93d08"><draw:frame draw:style-name="fr3" draw:name="grafika19" text:anchor-type="as-char" svg:width="22.276cm" svg:height="11.825cm" draw:z-index="20"><draw:image xlink:href="https://content.instructables.com/FYC/YHBR/KVXTMZLN/FYCYHBRKVXTMZLN.jpg?auto=webp&amp;frame=1&amp;width=1024&amp;height=1024&amp;fit=bounds&amp;md=966166957e3d3ac97eceed6c27b93d08" xlink:type="simple" xlink:show="embed" xlink:actuate="onLoad"/></draw:frame></draw:a></text:span></text:p>
      <text:p text:style-name="P39"><text:span text:style-name="T14">Zdaj pa smo pripravljeni na sprehod.</text:span></text:p>
      <text:p text:style-name="P37">Vklopimo stikalo! </text:p>
      <text:p text:style-name="P37"><text:soft-page-break/></text:p>
      <text:p text:style-name="P26"/>
      <text:p text:style-name="P28">Prevedeno in prilagojeno iz : <text:s/></text:p>
      <text:p text:style-name="P29"><draw:frame draw:style-name="fr4" draw:name="grafika23" text:anchor-type="paragraph" svg:x="7.599cm" svg:y="2.826cm" svg:width="11.04cm" svg:height="9.386cm" draw:z-index="22"><draw:image xlink:href="../../Downloads/frame%20(1).png" xlink:type="simple" xlink:show="embed" xlink:actuate="onLoad" draw:filter-name="&lt;Vse oblike zapisa&gt;"/></draw:frame><draw:frame draw:style-name="fr4" draw:name="grafika21" text:anchor-type="paragraph" svg:x="22.151cm" svg:y="9.391cm" svg:width="2.803cm" svg:height="2.235cm" draw:z-index="21"><draw:image xlink:href="../../Downloads/RM%20Logo.png" xlink:type="simple" xlink:show="embed" xlink:actuate="onLoad" draw:filter-name="&lt;Vse oblike zapisa&gt;"/></draw:frame><text:a xlink:type="simple" xlink:href="https://www.instructables.com/Walking-Robot-Parallel-Cranks/" text:style-name="Internet_20_link" text:visited-style-name="Visited_20_Internet_20_Link">https://www.instructables.com/Walking-Robot-Parallel-Cranks/</text:a><text:span text:style-name="T17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M</meta:initial-creator>
    <meta:creation-date>2023-10-15T10:03:12.81</meta:creation-date>
    <dc:date>2023-10-15T14:10:22.62</dc:date>
    <dc:creator>Robert M</dc:creator>
    <meta:editing-duration>PT3H35M44S</meta:editing-duration>
    <meta:editing-cycles>9</meta:editing-cycles>
    <meta:generator>OpenOffice/4.1.14$Win32 OpenOffice.org_project/4114m1$Build-9811</meta:generator>
    <meta:printed-by>Robert M</meta:printed-by>
    <meta:print-date>2023-10-15T12:32:40.22</meta:print-date>
    <meta:document-statistic meta:table-count="0" meta:image-count="22" meta:object-count="0" meta:page-count="21" meta:paragraph-count="85" meta:word-count="457" meta:character-count="2823"/>
  </office:meta>
</office:document-meta>
</file>